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YS Text" svg:font-family="'YS Text'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orphans="2" fo:widows="2"/>
      <style:text-properties fo:font-variant="normal" fo:text-transform="none" style:font-name="YS Text" fo:font-size="13.5pt" fo:letter-spacing="normal" fo:font-style="normal" fo:font-weight="normal"/>
    </style:style>
    <style:style style:name="P2" style:family="paragraph" style:parent-style-name="Text_20_body" style:list-style-name="L2">
      <style:paragraph-properties fo:orphans="2" fo:widows="2"/>
      <style:text-properties fo:font-variant="normal" fo:text-transform="none" style:font-name="YS Text" fo:font-size="13.5pt" fo:letter-spacing="normal" fo:font-style="normal" fo:font-weight="normal"/>
    </style:style>
    <style:style style:name="P3" style:family="paragraph" style:parent-style-name="Text_20_body" style:list-style-name="L3">
      <style:paragraph-properties fo:orphans="2" fo:widows="2"/>
      <style:text-properties fo:font-variant="normal" fo:text-transform="none" style:font-name="YS Text" fo:font-size="13.5pt" fo:letter-spacing="normal" fo:font-style="normal" fo:font-weight="normal"/>
    </style:style>
    <style:style style:name="P4" style:family="paragraph" style:parent-style-name="Text_20_body" style:list-style-name="L5">
      <style:paragraph-properties fo:orphans="2" fo:widows="2"/>
      <style:text-properties fo:font-variant="normal" fo:text-transform="none" style:font-name="YS Text" fo:font-size="13.5pt" fo:letter-spacing="normal" fo:font-style="normal" fo:font-weight="normal"/>
    </style:style>
    <style:style style:name="P5" style:family="paragraph" style:parent-style-name="Text_20_body" style:list-style-name="L7">
      <style:paragraph-properties fo:orphans="2" fo:widows="2"/>
      <style:text-properties fo:font-variant="normal" fo:text-transform="none" style:font-name="YS Text" fo:font-size="13.5pt" fo:letter-spacing="normal" fo:font-style="normal" fo:font-weight="normal"/>
    </style:style>
    <style:style style:name="P6" style:family="paragraph" style:parent-style-name="Text_20_body" style:list-style-name="L4">
      <style:paragraph-properties fo:orphans="2" fo:widows="2"/>
    </style:style>
    <style:style style:name="P7" style:family="paragraph" style:parent-style-name="Text_20_body" style:list-style-name="L6">
      <style:paragraph-properties fo:orphans="2" fo:widows="2"/>
    </style:style>
    <style:style style:name="P8" style:family="paragraph" style:parent-style-name="Text_20_body" style:list-style-name="L1">
      <style:paragraph-properties fo:margin-top="0cm" fo:margin-bottom="0cm" fo:orphans="2" fo:widows="2"/>
      <style:text-properties fo:font-variant="normal" fo:text-transform="none" style:font-name="YS Text" fo:font-size="13.5pt" fo:letter-spacing="normal" fo:font-style="normal" fo:font-weight="normal"/>
    </style:style>
    <style:style style:name="P9" style:family="paragraph" style:parent-style-name="Text_20_body" style:list-style-name="L2">
      <style:paragraph-properties fo:margin-top="0cm" fo:margin-bottom="0cm" fo:orphans="2" fo:widows="2"/>
      <style:text-properties fo:font-variant="normal" fo:text-transform="none" style:font-name="YS Text" fo:font-size="13.5pt" fo:letter-spacing="normal" fo:font-style="normal" fo:font-weight="normal"/>
    </style:style>
    <style:style style:name="P10" style:family="paragraph" style:parent-style-name="Text_20_body" style:list-style-name="L3">
      <style:paragraph-properties fo:margin-top="0cm" fo:margin-bottom="0cm" fo:orphans="2" fo:widows="2"/>
      <style:text-properties fo:font-variant="normal" fo:text-transform="none" style:font-name="YS Text" fo:font-size="13.5pt" fo:letter-spacing="normal" fo:font-style="normal" fo:font-weight="normal"/>
    </style:style>
    <style:style style:name="P11" style:family="paragraph" style:parent-style-name="Text_20_body" style:list-style-name="L5">
      <style:paragraph-properties fo:margin-top="0cm" fo:margin-bottom="0cm" fo:orphans="2" fo:widows="2"/>
      <style:text-properties fo:font-variant="normal" fo:text-transform="none" style:font-name="YS Text" fo:font-size="13.5pt" fo:letter-spacing="normal" fo:font-style="normal" fo:font-weight="normal"/>
    </style:style>
    <style:style style:name="P12" style:family="paragraph" style:parent-style-name="Text_20_body" style:list-style-name="L7">
      <style:paragraph-properties fo:margin-top="0cm" fo:margin-bottom="0cm" fo:orphans="2" fo:widows="2"/>
      <style:text-properties fo:font-variant="normal" fo:text-transform="none" style:font-name="YS Text" fo:font-size="13.5pt" fo:letter-spacing="normal" fo:font-style="normal" fo:font-weight="normal"/>
    </style:style>
    <style:style style:name="P13" style:family="paragraph" style:parent-style-name="Text_20_body" style:list-style-name="L2">
      <style:paragraph-properties fo:margin-top="0cm" fo:margin-bottom="0cm" fo:orphans="2" fo:widows="2"/>
    </style:style>
    <style:style style:name="P14" style:family="paragraph" style:parent-style-name="Text_20_body" style:list-style-name="L4">
      <style:paragraph-properties fo:margin-top="0cm" fo:margin-bottom="0cm" fo:orphans="2" fo:widows="2"/>
    </style:style>
    <style:style style:name="P15" style:family="paragraph" style:parent-style-name="Text_20_body" style:list-style-name="L6">
      <style:paragraph-properties fo:margin-top="0cm" fo:margin-bottom="0cm" fo:orphans="2" fo:widows="2"/>
    </style:style>
    <style:style style:name="P16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style:font-name="YS Text" fo:font-size="13.5pt" fo:letter-spacing="normal" fo:font-style="normal" fo:font-weight="normal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font-name="YS Text" fo:font-size="13.5pt" fo:letter-spacing="normal" fo:font-style="normal" fo:font-weight="normal"/>
    </style:style>
    <style:style style:name="T1" style:family="text">
      <style:text-properties fo:font-variant="normal" fo:text-transform="none" style:font-name="YS Text" fo:font-size="13.5pt" fo:letter-spacing="normal" fo:font-style="normal" fo:font-weight="normal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Сборный проект —<text:span text:style-name="T2"> 1</text:span></text:h>
      <text:p text:style-name="Text_20_body"><text:span text:style-name="T2"/></text:p>
      <text:h text:style-name="Heading_20_2" text:outline-level="2">Описание проекта</text:h>
      <text:p text:style-name="P16"><text:span text:style-name="T1">Вы работаете в интернет-магазине «Стримчик», который продаёт по всему миру компьютерные игры. Из открытых источников доступны исторические данные о продажах игр, оценки пользователей и экспертов, жанры и платформы (например, </text:span><text:span text:style-name="Emphasis"><text:span text:style-name="T1">Xbox</text:span></text:span><text:span text:style-name="T1"> или </text:span><text:span text:style-name="Emphasis"><text:span text:style-name="T1">PlayStation</text:span></text:span><text:span text:style-name="T1">). Вам нужно выявить определяющие успешность игры закономерности. Это позволит сделать ставку на потенциально популярный продукт и спланировать рекламные кампании.</text:span></text:p>
      <text:p text:style-name="P17">Перед вами данные до 2016 года. Представим, что сейчас декабрь 2016 г., и вы планируете кампанию на 2017-й. Нужно отработать принцип работы с данными. Неважно, прогнозируете ли вы продажи на 2017 год по данным 2016-го или же 2027-й — по данным 2026 года.</text:p>
      <text:p text:style-name="P18"><text:span text:style-name="T1">В наборе данных попадается аббревиатура </text:span><text:span text:style-name="Emphasis"><text:span text:style-name="T1">ESRB (Entertainment Software Rating Board)</text:span></text:span><text:span text:style-name="T1"> — это ассоциация, определяющая возрастной рейтинг компьютерных игр. </text:span><text:span text:style-name="Emphasis"><text:span text:style-name="T1">ESRB</text:span></text:span><text:span text:style-name="T1"> оценивает игровой контент и присваивает ему подходящую возрастную категорию, например, «Для взрослых», «Для детей младшего возраста» или «Для подростков».</text:span></text:p>
      <text:h text:style-name="Heading_20_2" text:outline-level="2">Инструкция по выполнению проекта</text:h>
      <text:p text:style-name="P16"><text:span text:style-name="Strong_20_Emphasis"><text:span text:style-name="T1">Шаг 1. Откройте файл с данными и изучите общую информацию</text:span></text:span></text:p>
      <text:p text:style-name="P16"><text:span text:style-name="T1">Путь к файлу: </text:span><text:span text:style-name="Emphasis"><text:span text:style-name="T1">/datasets/games.csv</text:span></text:span><text:span text:style-name="T1">. </text:span><text:a xlink:type="simple" xlink:href="https://code.s3.yandex.net/datasets/games.csv" office:target-frame-name="_blank" xlink:show="new" text:style-name="Internet_20_link" text:visited-style-name="Visited_20_Internet_20_Link"><text:span text:style-name="T1">Скачать датасет</text:span></text:a></text:p>
      <text:p text:style-name="P18"><text:span text:style-name="Strong_20_Emphasis"><text:span text:style-name="T1">Шаг 2. Подготовьте данные</text:span></text:span></text:p>
      <text:list xml:id="list4351807847659859318" text:style-name="L1">
        <text:list-item>
          <text:p text:style-name="P8">Замените названия столбцов (приведите к нижнему регистру);</text:p>
        </text:list-item>
        <text:list-item>
          <text:p text:style-name="P8">Преобразуйте данные в нужные типы. Опишите, в каких столбцах заменили тип данных и почему;</text:p>
        </text:list-item>
        <text:list-item>
          <text:p text:style-name="P8">Обработайте пропуски при необходимости: </text:p>
          <text:list>
            <text:list-item>
              <text:p text:style-name="P8">Объясните, почему заполнили пропуски определённым образом или почему не стали это делать;</text:p>
            </text:list-item>
            <text:list-item>
              <text:p text:style-name="P8">Опишите причины, которые могли привести к пропускам;</text:p>
            </text:list-item>
            <text:list-item>
              <text:p text:style-name="P8">Обратите внимание на аббревиатуру 'tbd' в столбце с оценкой пользователей. Отдельно разберите это значение и опишите, как его обработать;</text:p>
            </text:list-item>
          </text:list>
        </text:list-item>
        <text:list-item>
          <text:p text:style-name="P1">Посчитайте суммарные продажи во всех регионах и запишите их в отдельный столбец.</text:p>
        </text:list-item>
      </text:list>
      <text:p text:style-name="P18"><text:span text:style-name="Strong_20_Emphasis"><text:span text:style-name="T1">Шаг 3. Проведите исследовательский анализ данных</text:span></text:span></text:p>
      <text:list xml:id="list2232162720033082389" text:style-name="L2">
        <text:list-item>
          <text:p text:style-name="P9">Посмотрите, сколько игр выпускалось в разные годы. Важны ли данные за все периоды?</text:p>
        </text:list-item>
        <text:list-item>
          <text:p text:style-name="P9"><text:soft-page-break/>Посмотрите, как менялись продажи по платформам. Выберите платформы с наибольшими суммарными продажами и постройте распределение по годам. За какой характерный срок появляются новые и исчезают старые платформы?</text:p>
        </text:list-item>
        <text:list-item>
          <text:p text:style-name="P13"><text:span text:style-name="T1">Возьмите данные за соответствующий </text:span><text:span text:style-name="Strong_20_Emphasis"><text:span text:style-name="T1">актуальный период.</text:span></text:span><text:span text:style-name="T1"> Актуальный период определите самостоятельно в результате исследования предыдущих вопросов. Основной фактор — эти данные помогут построить прогноз на 2017 год.</text:span></text:p>
        </text:list-item>
        <text:list-item>
          <text:p text:style-name="P13"><text:span text:style-name="T1">Не учитывайте в работе данные за </text:span><text:span text:style-name="Strong_20_Emphasis"><text:span text:style-name="T1">предыдущие годы</text:span></text:span><text:span text:style-name="T1">.</text:span></text:p>
        </text:list-item>
        <text:list-item>
          <text:p text:style-name="P9">Какие платформы лидируют по продажам, растут или падают? Выберите несколько потенциально прибыльных платформ.</text:p>
        </text:list-item>
        <text:list-item>
          <text:p text:style-name="P9">Постройте график «ящик с усами» по глобальным продажам игр в разбивке по платформам. Опишите результат.</text:p>
        </text:list-item>
        <text:list-item>
          <text:p text:style-name="P9">Посмотрите, как влияют на продажи внутри одной популярной платформы отзывы пользователей и критиков. Постройте диаграмму рассеяния и посчитайте корреляцию между отзывами и продажами. Сформулируйте выводы.</text:p>
        </text:list-item>
        <text:list-item>
          <text:p text:style-name="P9">Соотнесите выводы с продажами игр на других платформах.</text:p>
        </text:list-item>
        <text:list-item>
          <text:p text:style-name="P2">Посмотрите на общее распределение игр по жанрам. Что можно сказать о самых прибыльных жанрах? Выделяются ли жанры с высокими и низкими продажами?</text:p>
        </text:list-item>
      </text:list>
      <text:p text:style-name="P16"><text:span text:style-name="Strong_20_Emphasis"><text:span text:style-name="T1">Шаг 4. Составьте портрет пользователя каждого региона</text:span></text:span></text:p>
      <text:p text:style-name="P18"><text:span text:style-name="T1">Определите для пользователя каждого региона (</text:span><text:span text:style-name="Emphasis"><text:span text:style-name="T1">NA, EU, JP</text:span></text:span><text:span text:style-name="T1">):</text:span></text:p>
      <text:list xml:id="list7529347828833224280" text:style-name="L3">
        <text:list-item>
          <text:p text:style-name="P10">Самые популярные платформы (топ-5). Опишите различия в долях продаж.</text:p>
        </text:list-item>
        <text:list-item>
          <text:p text:style-name="P10">Самые популярные жанры (топ-5). Поясните разницу.</text:p>
        </text:list-item>
        <text:list-item>
          <text:p text:style-name="P3">Влияет ли рейтинг ESRB на продажи в отдельном регионе?</text:p>
        </text:list-item>
      </text:list>
      <text:p text:style-name="P18"><text:span text:style-name="Strong_20_Emphasis"><text:span text:style-name="T1">Шаг 5. Проверьте гипотезы</text:span></text:span></text:p>
      <text:list xml:id="list5553726090674968541" text:style-name="L4">
        <text:list-item>
          <text:p text:style-name="P14"><text:span text:style-name="T1">Средние пользовательские рейтинги платформ </text:span><text:span text:style-name="Emphasis"><text:span text:style-name="T1">Xbox One</text:span></text:span><text:span text:style-name="T1"> и </text:span><text:span text:style-name="Emphasis"><text:span text:style-name="T1">PC</text:span></text:span><text:span text:style-name="T1"> одинаковые;</text:span></text:p>
        </text:list-item>
        <text:list-item>
          <text:p text:style-name="P6"><text:span text:style-name="T1">Средние пользовательские рейтинги жанров </text:span><text:span text:style-name="Emphasis"><text:span text:style-name="T1">Action</text:span></text:span><text:span text:style-name="T1"> (англ. «действие», экшен-игры) и </text:span><text:span text:style-name="Emphasis"><text:span text:style-name="T1">Sports</text:span></text:span><text:span text:style-name="T1"> (англ. «спортивные соревнования») разные.</text:span></text:p>
        </text:list-item>
      </text:list>
      <text:p text:style-name="P16"><text:span text:style-name="T1">Задайте самостоятельно пороговое значение </text:span><text:span text:style-name="Emphasis"><text:span text:style-name="T1">alpha</text:span></text:span><text:span text:style-name="T1">.</text:span></text:p>
      <text:p text:style-name="P19">Поясните:</text:p>
      <text:list xml:id="list2816474735682758236" text:style-name="L5">
        <text:list-item>
          <text:p text:style-name="P11">Как вы сформулировали нулевую и альтернативную гипотезы;</text:p>
        </text:list-item>
        <text:list-item>
          <text:p text:style-name="P4">Какой критерий применили для проверки гипотез и почему.</text:p>
        </text:list-item>
      </text:list>
      <text:p text:style-name="P16"><text:span text:style-name="Strong_20_Emphasis"><text:span text:style-name="T1">Шаг 6. Напишите общий вывод</text:span></text:span></text:p>
      <text:p text:style-name="P18"><text:span text:style-name="Strong_20_Emphasis"><text:span text:style-name="T1">Оформление:</text:span></text:span><text:span text:style-name="T1"> Выполните задание в </text:span><text:span text:style-name="Emphasis"><text:span text:style-name="T1">Jupyter Notebook</text:span></text:span><text:span text:style-name="T1">. Заполните программный код в ячейках типа </text:span><text:span text:style-name="Emphasis"><text:span text:style-name="T1">code,</text:span></text:span><text:span text:style-name="T1"> текстовые пояснения — в ячейках типа </text:span><text:span text:style-name="Emphasis"><text:span text:style-name="T1">markdown</text:span></text:span><text:span text:style-name="T1">. Примените форматирование и заголовки.</text:span></text:p>
      <text:h text:style-name="Heading_20_2" text:outline-level="2"><text:soft-page-break/>Описание данных</text:h>
      <text:list xml:id="list4302791688466442728" text:style-name="L6">
        <text:list-item>
          <text:p text:style-name="P15"><text:span text:style-name="Emphasis"><text:span text:style-name="T1">Name</text:span></text:span><text:span text:style-name="T1"> — название игры</text:span></text:p>
        </text:list-item>
        <text:list-item>
          <text:p text:style-name="P15"><text:span text:style-name="Emphasis"><text:span text:style-name="T1">Platform</text:span></text:span><text:span text:style-name="T1"> — платформа</text:span></text:p>
        </text:list-item>
        <text:list-item>
          <text:p text:style-name="P15"><text:span text:style-name="Emphasis"><text:span text:style-name="T1">Year_of_Release</text:span></text:span><text:span text:style-name="T1"> — год выпуска</text:span></text:p>
        </text:list-item>
        <text:list-item>
          <text:p text:style-name="P15"><text:span text:style-name="Emphasis"><text:span text:style-name="T1">Genre</text:span></text:span><text:span text:style-name="T1"> — жанр игры</text:span></text:p>
        </text:list-item>
        <text:list-item>
          <text:p text:style-name="P15"><text:span text:style-name="Emphasis"><text:span text:style-name="T1">NA_sales —</text:span></text:span><text:span text:style-name="T1"> продажи в Северной Америке (миллионы проданных копий)</text:span></text:p>
        </text:list-item>
        <text:list-item>
          <text:p text:style-name="P15"><text:span text:style-name="Emphasis"><text:span text:style-name="T1">EU_sales</text:span></text:span><text:span text:style-name="T1"> — продажи в Европе (миллионы проданных копий)</text:span></text:p>
        </text:list-item>
        <text:list-item>
          <text:p text:style-name="P15"><text:span text:style-name="Emphasis"><text:span text:style-name="T1">JP_sales</text:span></text:span><text:span text:style-name="T1"> — продажи в Японии (миллионы проданных копий)</text:span></text:p>
        </text:list-item>
        <text:list-item>
          <text:p text:style-name="P15"><text:span text:style-name="Emphasis"><text:span text:style-name="T1">Other_sales —</text:span></text:span><text:span text:style-name="T1"> продажи в других странах (миллионы проданных копий)</text:span></text:p>
        </text:list-item>
        <text:list-item>
          <text:p text:style-name="P15"><text:span text:style-name="Emphasis"><text:span text:style-name="T1">Critic_Score</text:span></text:span><text:span text:style-name="T1"> — оценка критиков (максимум 100)</text:span></text:p>
        </text:list-item>
        <text:list-item>
          <text:p text:style-name="P15"><text:span text:style-name="Emphasis"><text:span text:style-name="T1">User_Score</text:span></text:span><text:span text:style-name="T1"> — оценка пользователей (максимум 10)</text:span></text:p>
        </text:list-item>
        <text:list-item>
          <text:p text:style-name="P7"><text:span text:style-name="Emphasis"><text:span text:style-name="T1">Rating</text:span></text:span><text:span text:style-name="T1"> — рейтинг от организации </text:span><text:span text:style-name="Emphasis"><text:span text:style-name="T1">ESRB</text:span></text:span><text:span text:style-name="T1"> (англ. </text:span><text:span text:style-name="Emphasis"><text:span text:style-name="T1">Entertainment Software Rating Board).</text:span></text:span><text:span text:style-name="T1"> Эта ассоциация определяет рейтинг компьютерных игр и присваивает им подходящую возрастную категорию.</text:span></text:p>
        </text:list-item>
      </text:list>
      <text:p text:style-name="P19">Данные за 2016 год могут быть неполными.</text:p>
      <text:h text:style-name="Heading_20_2" text:outline-level="2">Как будут проверять мой проект?</text:h>
      <text:p text:style-name="P17">? Если вашу работу отправили на доработку, пожалуйста, не удаляйте в Jupyter-тетрадке комментарии ревьюера. Так ревьюеру будет проще проверить изменения.</text:p>
      <text:p text:style-name="P17">Мы подготовили критерии оценки проекта. Прежде чем решать кейс, внимательно изучите их.</text:p>
      <text:p text:style-name="P19">На что обращают внимание при проверке проекта:</text:p>
      <text:list xml:id="list495679590352264065" text:style-name="L7">
        <text:list-item>
          <text:p text:style-name="P12">Как вы описываете выявленные в данных проблемы?</text:p>
        </text:list-item>
        <text:list-item>
          <text:p text:style-name="P12">Как готовите датасет к анализу?</text:p>
        </text:list-item>
        <text:list-item>
          <text:p text:style-name="P12">Какие строите графики для распределений и как их объясняете?</text:p>
        </text:list-item>
        <text:list-item>
          <text:p text:style-name="P12">Формулируете ли альтернативную и нулевую гипотезы?</text:p>
        </text:list-item>
        <text:list-item>
          <text:p text:style-name="P12">Какие методы применяете, чтобы их проверить?</text:p>
        </text:list-item>
        <text:list-item>
          <text:p text:style-name="P12">Объясняете результат проверки гипотезы или нет?</text:p>
        </text:list-item>
        <text:list-item>
          <text:p text:style-name="P12">Соблюдаете ли структуру проекта и поддерживаете аккуратность кода?</text:p>
        </text:list-item>
        <text:list-item>
          <text:p text:style-name="P12">Какие выводы делаете?</text:p>
        </text:list-item>
        <text:list-item>
          <text:p text:style-name="P5">Оставляете ли комментарии к шагам?</text:p>
        </text:list-item>
      </text:list>
      <text:p text:style-name="P17">Всё необходимое, чтобы выполнить проект, есть в шпаргалках и конспектах прошлых тем.</text:p>
      <text:p text:style-name="P17">Успехов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YS Text" svg:font-family="'YS Text'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S</meta:editing-duration>
    <meta:editing-cycles>3</meta:editing-cycles>
    <meta:generator>OpenOffice/4.1.14$Win32 OpenOffice.org_project/4114m1$Build-9811</meta:generator>
    <dc:date>2023-11-05T19:24:29.07</dc:date>
    <meta:document-statistic meta:table-count="0" meta:image-count="0" meta:object-count="0" meta:page-count="3" meta:paragraph-count="68" meta:word-count="764" meta:character-count="5315"/>
    <dc:creator>Анастасия Гурьянова</dc:creator>
    <meta:user-defined meta:name="Info 1"/>
    <meta:user-defined meta:name="Info 2"/>
    <meta:user-defined meta:name="Info 3"/>
    <meta:user-defined meta:name="Info 4"/>
  </office:meta>
</office:document-meta>
</file>